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23-04-11 13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21-04-1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5224" calcext:value-type="float">
            <text:p>18.175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9948" calcext:value-type="float">
            <text:p>18.6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616" calcext:value-type="float">
            <text:p>19.40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6296" calcext:value-type="float">
            <text:p>16.84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9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5336" calcext:value-type="float">
            <text:p>15.4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9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44544" calcext:value-type="float">
            <text:p>16.54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9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9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9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3168" calcext:value-type="float">
            <text:p>12.39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1072" calcext:value-type="float">
            <text:p>13.91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8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7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6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6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4929090392201</text:p>
          </table:table-cell>
          <table:table-cell office:value-type="string" calcext:value-type="string">
            <text:p>196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7528" calcext:value-type="float">
            <text:p>9.17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1" meta:object-count="0"/>
    <meta:user-defined meta:name="AppVersion">3.0</meta:user-defined>
  </office:meta>
</office:document-meta>
</file>